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T1" style:family="text">
      <style:text-properties officeooo:rsid="000df4cf"/>
    </style:style>
    <style:style style:name="T2" style:family="text">
      <style:text-properties officeooo:rsid="0012b5c6"/>
    </style:style>
    <style:style style:name="T3" style:family="text">
      <style:text-properties officeooo:rsid="0012d1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mysql&gt; CREATE TABLE STUDENT(</text:p>
      <text:p text:style-name="Preformatted_20_Text"><text:s text:c="4"/>-&gt; roll_no INT PRIMARY KEY,</text:p>
      <text:p text:style-name="Preformatted_20_Text"><text:s text:c="4"/>-&gt; name VARCHAR(10),</text:p>
      <text:p text:style-name="Preformatted_20_Text"><text:s text:c="4"/>-&gt; addr VARCHAR(50),</text:p>
      <text:p text:style-name="Preformatted_20_Text"><text:s text:c="4"/>-&gt; phone BIGINT,</text:p>
      <text:p text:style-name="Preformatted_20_Text"><text:s text:c="4"/>-&gt; age INT);</text:p>
      <text:p text:style-name="Preformatted_20_Text">Query OK, 0 rows affected (0.03 sec)</text:p>
      <text:p text:style-name="Preformatted_20_Text">mysql&gt; INSERT INTO STUDENT VALUES (1, 'Amit', 'Delhi', 9876543210, 20), (2, 'Sneha', 'Mumbai', 9876501234, 21), (3, 'Ravi', 'Pune', 9867004567, 22), (4,</text:p>
      <text:p text:style-name="Preformatted_20_Text">'Neha', 'Chennai', 9856007890, 20), (5, 'Rohit', 'Bangalore', 9845012345, 23);</text:p>
      <text:p text:style-name="Preformatted_20_Text">Query OK, 5 rows affected (0.03 sec)</text:p>
      <text:p text:style-name="P1">Records: 5 <text:s/>Duplicates: 0 <text:s/>Warnings: 0</text:p>
      <text:p text:style-name="Preformatted_20_Text">mysql&gt; CREATE TABLE STUDENT_COURSE(</text:p>
      <text:p text:style-name="Preformatted_20_Text"><text:s text:c="4"/>-&gt; course_id INT PRIMARY KEY,</text:p>
      <text:p text:style-name="Preformatted_20_Text"><text:s text:c="4"/>-&gt; roll_no INT,</text:p>
      <text:p text:style-name="Preformatted_20_Text"><text:s text:c="4"/>-&gt; FOREIGN KEY STUDENT_COURSE(roll_no) REFERENCES STUDENT(roll_no));</text:p>
      <text:p text:style-name="Preformatted_20_Text">Query OK, 0 rows affected (0.03 sec)</text:p>
      <text:p text:style-name="Preformatted_20_Text"/>
      <text:p text:style-name="Preformatted_20_Text">mysql&gt; INSERT INTO STUDENT_COURSE VALUES</text:p>
      <text:p text:style-name="Preformatted_20_Text"><text:s text:c="4"/>-&gt; (101, 1),</text:p>
      <text:p text:style-name="Preformatted_20_Text"><text:s text:c="4"/>-&gt; (102, 2),</text:p>
      <text:p text:style-name="Preformatted_20_Text"><text:s text:c="4"/>-&gt; (103, 3),</text:p>
      <text:p text:style-name="Preformatted_20_Text"><text:s text:c="4"/>-&gt; (104, 5),</text:p>
      <text:p text:style-name="Preformatted_20_Text"><text:s text:c="4"/>-&gt; (105, NULL);</text:p>
      <text:p text:style-name="Preformatted_20_Text">Query OK, 5 rows affected (0.01 sec)</text:p>
      <text:p text:style-name="Preformatted_20_Text">Records: 5 <text:s/>Duplicates: 0 <text:s/>Warnings: 0</text:p>
      <text:p text:style-name="Preformatted_20_Text"/>
      <text:p text:style-name="Preformatted_20_Text">mysql&gt; SELECT * FROM STUDENT</text:p>
      <text:p text:style-name="Preformatted_20_Text"><text:s text:c="4"/>-&gt; INNER JOIN STUDENT_COURSE ON STUDENT.roll_no = STUDENT_COURSE.roll_no;</text:p>
      <text:p text:style-name="Preformatted_20_Text">+---------+-------+-----------+------------+------+-----------+---------+</text:p>
      <text:p text:style-name="Preformatted_20_Text">| roll_no | name <text:s/>| addr <text:s text:c="5"/>| phone <text:s text:c="5"/>| age <text:s/>| course_id | roll_no |</text:p>
      <text:p text:style-name="Preformatted_20_Text">+---------+-------+-----------+------------+------+-----------+---------+</text:p>
      <text:p text:style-name="Preformatted_20_Text">| <text:s text:c="6"/>1 | Amit <text:s/>| Delhi <text:s text:c="4"/>| 9876543210 | <text:s text:c="2"/>20 | <text:s text:c="6"/>101 | <text:s text:c="6"/>1 |</text:p>
      <text:p text:style-name="Preformatted_20_Text">| <text:s text:c="6"/>2 | Sneha | Mumbai <text:s text:c="3"/>| 9876501234 | <text:s text:c="2"/>21 | <text:s text:c="6"/>102 | <text:s text:c="6"/>2 |</text:p>
      <text:p text:style-name="Preformatted_20_Text">| <text:s text:c="6"/>3 | Ravi <text:s/>| Pune <text:s text:c="5"/>| 9867004567 | <text:s text:c="2"/>22 | <text:s text:c="6"/>103 | <text:s text:c="6"/>3 |</text:p>
      <text:p text:style-name="Preformatted_20_Text">| <text:s text:c="6"/>5 | Rohit | Bangalore | 9845012345 | <text:s text:c="2"/>23 | <text:s text:c="6"/>104 | <text:s text:c="6"/>5 |</text:p>
      <text:p text:style-name="Preformatted_20_Text">+---------+-------+-----------+------------+------+-----------+---------+</text:p>
      <text:p text:style-name="Preformatted_20_Text">4 rows in set (0.00 sec)</text:p>
      <text:p text:style-name="Preformatted_20_Text">mysql&gt; SELECT* FROM STUDENT</text:p>
      <text:p text:style-name="Preformatted_20_Text"><text:s text:c="4"/>-&gt; LEFT JOIN STUDENT_COURSE ON STUDENT.roll_no = STUDENT_COURSE.roll_no;</text:p>
      <text:p text:style-name="Preformatted_20_Text">+---------+-------+-----------+------------+------+-----------+---------+</text:p>
      <text:p text:style-name="Preformatted_20_Text">| roll_no | name <text:s/>| addr <text:s text:c="5"/>| phone <text:s text:c="5"/>| age <text:s/>| course_id | roll_no |</text:p>
      <text:p text:style-name="Preformatted_20_Text">+---------+-------+-----------+------------+------+-----------+---------+</text:p>
      <text:p text:style-name="Preformatted_20_Text">| <text:s text:c="6"/>1 | Amit <text:s/>| Delhi <text:s text:c="4"/>| 9876543210 | <text:s text:c="2"/>20 | <text:s text:c="6"/>101 | <text:s text:c="6"/>1 |</text:p>
      <text:p text:style-name="Preformatted_20_Text">| <text:s text:c="6"/>2 | Sneha | Mumbai <text:s text:c="3"/>| 9876501234 | <text:s text:c="2"/>21 | <text:s text:c="6"/>102 | <text:s text:c="6"/>2 |</text:p>
      <text:p text:style-name="Preformatted_20_Text">| <text:s text:c="6"/>3 | Ravi <text:s/>| Pune <text:s text:c="5"/>| 9867004567 | <text:s text:c="2"/>22 | <text:s text:c="6"/>103 | <text:s text:c="6"/>3 |</text:p>
      <text:p text:style-name="Preformatted_20_Text">| <text:s text:c="6"/>4 | Neha <text:s/>| Chennai <text:s text:c="2"/>| 9856007890 | <text:s text:c="2"/>20 | <text:s text:c="5"/>NULL | <text:s text:c="3"/>NULL |</text:p>
      <text:p text:style-name="Preformatted_20_Text">| <text:s text:c="6"/>5 | Rohit | Bangalore | 9845012345 | <text:s text:c="2"/>23 | <text:s text:c="6"/>104 | <text:s text:c="6"/>5 |</text:p>
      <text:p text:style-name="Preformatted_20_Text">+---------+-------+-----------+------------+------+-----------+---------+</text:p>
      <text:p text:style-name="Preformatted_20_Text">5 rows in set (0.00 sec)</text:p>
      <text:p text:style-name="Preformatted_20_Text">mysql&gt; SELECT* FROM STUDENT</text:p>
      <text:p text:style-name="Preformatted_20_Text"><text:s text:c="4"/>-&gt; RIGHT JOIN STUDENT_COURSE ON STUDENT.roll_no = STUDENT_COURSE.roll_no;</text:p>
      <text:p text:style-name="Preformatted_20_Text">+---------+-------+-----------+------------+------+-----------+---------+</text:p>
      <text:p text:style-name="Preformatted_20_Text">| roll_no | name <text:s/>| addr <text:s text:c="5"/>| phone <text:s text:c="5"/>| age <text:s/>| course_id | roll_no |</text:p>
      <text:p text:style-name="Preformatted_20_Text">+---------+-------+-----------+------------+------+-----------+---------+</text:p>
      <text:p text:style-name="Preformatted_20_Text">| <text:s text:c="3"/>NULL | NULL <text:s/>| NULL <text:s text:c="5"/>| <text:s text:c="6"/>NULL | NULL | <text:s text:c="6"/>105 | <text:s text:c="3"/>NULL |</text:p>
      <text:p text:style-name="Preformatted_20_Text">| <text:s text:c="6"/>1 | Amit <text:s/>| Delhi <text:s text:c="4"/>| 9876543210 | <text:s text:c="2"/>20 | <text:s text:c="6"/>101 | <text:s text:c="6"/>1 |</text:p>
      <text:p text:style-name="Preformatted_20_Text">| <text:s text:c="6"/>2 | Sneha | Mumbai <text:s text:c="3"/>| 9876501234 | <text:s text:c="2"/>21 | <text:s text:c="6"/>102 | <text:s text:c="6"/>2 |</text:p>
      <text:p text:style-name="Preformatted_20_Text">| <text:s text:c="6"/>3 | Ravi <text:s/>| Pune <text:s text:c="5"/>| 9867004567 | <text:s text:c="2"/>22 | <text:s text:c="6"/>103 | <text:s text:c="6"/>3 |</text:p>
      <text:p text:style-name="Preformatted_20_Text">| <text:s text:c="6"/>5 | Rohit | Bangalore | 9845012345 | <text:s text:c="2"/>23 | <text:s text:c="6"/>104 | <text:s text:c="6"/>5 |</text:p>
      <text:p text:style-name="Preformatted_20_Text">+---------+-------+-----------+------------+------+-----------+---------+</text:p>
      <text:p text:style-name="Preformatted_20_Text">5 rows in set (0.00 sec)</text:p>
      <text:p text:style-name="Preformatted_20_Text"><text:soft-page-break/>mysql&gt; SELECT* FROM STUDENT LEFT JOIN STUDENT_COURSE ON STUDENT.roll_no = STUDENT_COURSE.roll_no</text:p>
      <text:p text:style-name="Preformatted_20_Text"><text:s text:c="4"/>-&gt; UNION</text:p>
      <text:p text:style-name="Preformatted_20_Text"><text:s text:c="4"/>-&gt; SELECT* FROM STUDENT RIGHT JOIN STUDENT_COURSE ON STUDENT.roll_no = STUDENT_COURSE.roll_no;</text:p>
      <text:p text:style-name="Preformatted_20_Text">+---------+-------+-----------+------------+------+-----------+---------+</text:p>
      <text:p text:style-name="Preformatted_20_Text">| roll_no | name <text:s/>| addr <text:s text:c="5"/>| phone <text:s text:c="5"/>| age <text:s/>| course_id | roll_no |</text:p>
      <text:p text:style-name="Preformatted_20_Text">+---------+-------+-----------+------------+------+-----------+---------+</text:p>
      <text:p text:style-name="Preformatted_20_Text">| <text:s text:c="6"/>1 | Amit <text:s/>| Delhi <text:s text:c="4"/>| 9876543210 | <text:s text:c="2"/>20 | <text:s text:c="6"/>101 | <text:s text:c="6"/>1 |</text:p>
      <text:p text:style-name="Preformatted_20_Text">| <text:s text:c="6"/>2 | Sneha | Mumbai <text:s text:c="3"/>| 9876501234 | <text:s text:c="2"/>21 | <text:s text:c="6"/>102 | <text:s text:c="6"/>2 |</text:p>
      <text:p text:style-name="Preformatted_20_Text">| <text:s text:c="6"/>3 | Ravi <text:s/>| Pune <text:s text:c="5"/>| 9867004567 | <text:s text:c="2"/>22 | <text:s text:c="6"/>103 | <text:s text:c="6"/>3 |</text:p>
      <text:p text:style-name="Preformatted_20_Text">| <text:s text:c="6"/>4 | Neha <text:s/>| Chennai <text:s text:c="2"/>| 9856007890 | <text:s text:c="2"/>20 | <text:s text:c="5"/>NULL | <text:s text:c="3"/>NULL |</text:p>
      <text:p text:style-name="Preformatted_20_Text">| <text:s text:c="6"/>5 | Rohit | Bangalore | 9845012345 | <text:s text:c="2"/>23 | <text:s text:c="6"/>104 | <text:s text:c="6"/>5 |</text:p>
      <text:p text:style-name="Preformatted_20_Text">| <text:s text:c="3"/>NULL | NULL <text:s/>| NULL <text:s text:c="5"/>| <text:s text:c="6"/>NULL | NULL | <text:s text:c="6"/>105 | <text:s text:c="3"/>NULL |</text:p>
      <text:p text:style-name="Preformatted_20_Text">+---------+-------+-----------+------------+------+-----------+---------+</text:p>
      <text:p text:style-name="Preformatted_20_Text">6 rows in set (0.02 sec)</text:p>
      <text:p text:style-name="Preformatted_20_Text">mysql&gt; SELECT * FROM STUDENT NATURAL JOIN STUDENT_COURSE;</text:p>
      <text:p text:style-name="Preformatted_20_Text">+---------+-------+-----------+------------+------+-----------+</text:p>
      <text:p text:style-name="Preformatted_20_Text">| roll_no | name <text:s/>| addr <text:s text:c="5"/>| phone <text:s text:c="5"/>| age <text:s/>| course_id |</text:p>
      <text:p text:style-name="Preformatted_20_Text">+---------+-------+-----------+------------+------+-----------+</text:p>
      <text:p text:style-name="Preformatted_20_Text">| <text:s text:c="6"/>1 | Amit <text:s/>| Delhi <text:s text:c="4"/>| 9876543210 | <text:s text:c="2"/>20 | <text:s text:c="6"/>101 |</text:p>
      <text:p text:style-name="Preformatted_20_Text">| <text:s text:c="6"/>2 | Sneha | Mumbai <text:s text:c="3"/>| 9876501234 | <text:s text:c="2"/>21 | <text:s text:c="6"/>102 |</text:p>
      <text:p text:style-name="Preformatted_20_Text">| <text:s text:c="6"/>3 | Ravi <text:s/>| Pune <text:s text:c="5"/>| 9867004567 | <text:s text:c="2"/>22 | <text:s text:c="6"/>103 |</text:p>
      <text:p text:style-name="Preformatted_20_Text">| <text:s text:c="6"/>5 | Rohit | Bangalore | 9845012345 | <text:s text:c="2"/>23 | <text:s text:c="6"/>104 |</text:p>
      <text:p text:style-name="Preformatted_20_Text">+---------+-------+-----------+------------+------+-----------+</text:p>
      <text:p text:style-name="Preformatted_20_Text">4 rows in set (0.00 sec)</text:p>
      <text:p text:style-name="Preformatted_20_Text">mysql&gt; SELECT * FROM STUDENT</text:p>
      <text:p text:style-name="Preformatted_20_Text"><text:s text:c="4"/>-&gt; JOIN STUDENT_COURSE ON STUDENT.roll_no &gt; STUDENT_COURSE.roll_no;</text:p>
      <text:p text:style-name="Preformatted_20_Text">+---------+-------+-----------+------------+------+-----------+---------+</text:p>
      <text:p text:style-name="Preformatted_20_Text">| roll_no | name <text:s/>| addr <text:s text:c="5"/>| phone <text:s text:c="5"/>| age <text:s/>| course_id | roll_no |</text:p>
      <text:p text:style-name="Preformatted_20_Text">+---------+-------+-----------+------------+------+-----------+---------+</text:p>
      <text:p text:style-name="Preformatted_20_Text">| <text:s text:c="6"/>2 | Sneha | Mumbai <text:s text:c="3"/>| 9876501234 | <text:s text:c="2"/>21 | <text:s text:c="6"/>101 | <text:s text:c="6"/>1 |</text:p>
      <text:p text:style-name="Preformatted_20_Text">| <text:s text:c="6"/>3 | Ravi <text:s/>| Pune <text:s text:c="5"/>| 9867004567 | <text:s text:c="2"/>22 | <text:s text:c="6"/>101 | <text:s text:c="6"/>1 |</text:p>
      <text:p text:style-name="Preformatted_20_Text">| <text:s text:c="6"/>4 | Neha <text:s/>| Chennai <text:s text:c="2"/>| 9856007890 | <text:s text:c="2"/>20 | <text:s text:c="6"/>101 | <text:s text:c="6"/>1 |</text:p>
      <text:p text:style-name="Preformatted_20_Text">| <text:s text:c="6"/>5 | Rohit | Bangalore | 9845012345 | <text:s text:c="2"/>23 | <text:s text:c="6"/>101 | <text:s text:c="6"/>1 |</text:p>
      <text:p text:style-name="Preformatted_20_Text">| <text:s text:c="6"/>3 | Ravi <text:s/>| Pune <text:s text:c="5"/>| 9867004567 | <text:s text:c="2"/>22 | <text:s text:c="6"/>102 | <text:s text:c="6"/>2 |</text:p>
      <text:p text:style-name="Preformatted_20_Text">| <text:s text:c="6"/>4 | Neha <text:s/>| Chennai <text:s text:c="2"/>| 9856007890 | <text:s text:c="2"/>20 | <text:s text:c="6"/>102 | <text:s text:c="6"/>2 |</text:p>
      <text:p text:style-name="Preformatted_20_Text">| <text:s text:c="6"/>5 | Rohit | Bangalore | 9845012345 | <text:s text:c="2"/>23 | <text:s text:c="6"/>102 | <text:s text:c="6"/>2 |</text:p>
      <text:p text:style-name="Preformatted_20_Text">| <text:s text:c="6"/>4 | Neha <text:s/>| Chennai <text:s text:c="2"/>| 9856007890 | <text:s text:c="2"/>20 | <text:s text:c="6"/>103 | <text:s text:c="6"/>3 |</text:p>
      <text:p text:style-name="Preformatted_20_Text">| <text:s text:c="6"/>5 | Rohit | Bangalore | 9845012345 | <text:s text:c="2"/>23 | <text:s text:c="6"/>103 | <text:s text:c="6"/>3 |</text:p>
      <text:p text:style-name="Preformatted_20_Text">+---------+-------+-----------+------------+------+-----------+---------+</text:p>
      <text:p text:style-name="Preformatted_20_Text">9 rows in set (0.00 sec)</text:p>
      <text:p text:style-name="Preformatted_20_Text"/>
      <text:p text:style-name="Preformatted_20_Text">mysql&gt; SELECT * FROM STUDENT JOIN STUDENT_COURSE ON STUDENT.roll_no = STUDENT_COURSE.roll_no;</text:p>
      <text:p text:style-name="Preformatted_20_Text">+---------+-------+-----------+------------+------+-----------+---------+</text:p>
      <text:p text:style-name="Preformatted_20_Text">| roll_no | name <text:s/>| addr <text:s text:c="5"/>| phone <text:s text:c="5"/>| age <text:s/>| course_id | roll_no |</text:p>
      <text:p text:style-name="Preformatted_20_Text">+---------+-------+-----------+------------+------+-----------+---------+</text:p>
      <text:p text:style-name="Preformatted_20_Text">| <text:s text:c="6"/>1 | Amit <text:s/>| Delhi <text:s text:c="4"/>| 9876543210 | <text:s text:c="2"/>20 | <text:s text:c="6"/>101 | <text:s text:c="6"/>1 |</text:p>
      <text:p text:style-name="Preformatted_20_Text">| <text:s text:c="6"/>2 | Sneha | Mumbai <text:s text:c="3"/>| 9876501234 | <text:s text:c="2"/>21 | <text:s text:c="6"/>102 | <text:s text:c="6"/>2 |</text:p>
      <text:p text:style-name="Preformatted_20_Text">| <text:s text:c="6"/>3 | Ravi <text:s/>| Pune <text:s text:c="5"/>| 9867004567 | <text:s text:c="2"/>22 | <text:s text:c="6"/>103 | <text:s text:c="6"/>3 |</text:p>
      <text:p text:style-name="Preformatted_20_Text">| <text:s text:c="6"/>5 | Rohit | Bangalore | 9845012345 | <text:s text:c="2"/>23 | <text:s text:c="6"/>104 | <text:s text:c="6"/>5 |</text:p>
      <text:p text:style-name="Preformatted_20_Text">+---------+-------+-----------+------------+------+-----------+---------+</text:p>
      <text:p text:style-name="Preformatted_20_Text">4 rows in set (0.00 sec)</text:p>
      <text:p text:style-name="Preformatted_20_Text">mysql&gt; CREATE TABLE CUSTOMER(</text:p>
      <text:p text:style-name="Preformatted_20_Text"><text:s text:c="4"/>-&gt; cust_id INT PRIMARY KEY,</text:p>
      <text:p text:style-name="Preformatted_20_Text"><text:s text:c="4"/>-&gt; cust_name VARCHAR(10));</text:p>
      <text:p text:style-name="Preformatted_20_Text">Query OK, 0 rows affected (0.05 sec)</text:p>
      <text:p text:style-name="Preformatted_20_Text"/>
      <text:p text:style-name="Preformatted_20_Text">mysql&gt; CREATE TABLE ITEM(</text:p>
      <text:p text:style-name="Preformatted_20_Text"><text:s text:c="4"/>-&gt; item_id INT PRIMARY KEY,</text:p>
      <text:p text:style-name="Preformatted_20_Text"><text:s text:c="4"/>-&gt; item_name VARCHAR(<text:span text:style-name="T1">50</text:span>),</text:p>
      <text:p text:style-name="Preformatted_20_Text"><text:s text:c="4"/>-&gt; price INT);</text:p>
      <text:p text:style-name="Preformatted_20_Text">Query OK, 0 rows affected (0.02 sec)</text:p>
      <text:p text:style-name="Preformatted_20_Text"><text:soft-page-break/>mysql&gt; INSERT INTO CUSTOMER VALUES (1, 'Ravi'), (2, 'Sneha'), (3, 'Amit'), (4, 'Priya'), (5, 'Karan'), (6, 'Neha'), (7, 'Vikas'), (8, 'Meena'), (9, 'Arju</text:p>
      <text:p text:style-name="Preformatted_20_Text">n'), (10, 'Tina');</text:p>
      <text:p text:style-name="Preformatted_20_Text">Query OK, 10 rows affected (0.02 sec)</text:p>
      <text:p text:style-name="Preformatted_20_Text">Records: 10 <text:s/>Duplicates: 0 <text:s/>Warnings: 0</text:p>
      <text:p text:style-name="Preformatted_20_Text"/>
      <text:p text:style-name="Preformatted_20_Text">mysql&gt; INSERT INTO ITEM VALUES (101, 'Laptop', 55000), (102, 'Mobile', 20000), (103, 'Headphones', 2500), (104, 'Keyboard', 1200), (105, 'Mouse', 800), (106, 'Monitor', 9000), (107, 'Printer', 11000), (108, 'Smart Watch', 7000), (109, 'Tablet', 25000), (110, 'Camera', 30000);</text:p>
      <text:p text:style-name="Preformatted_20_Text">Query OK, 10 rows affected (0.01 sec)</text:p>
      <text:p text:style-name="Preformatted_20_Text">Records: 10 <text:s/>Duplicates: 0 <text:s/>Warnings: 0</text:p>
      <text:p text:style-name="Preformatted_20_Text"/>
      <text:p text:style-name="Preformatted_20_Text">mysql&gt; INSERT INTO SALE VALUES</text:p>
      <text:p text:style-name="Preformatted_20_Text"><text:s text:c="4"/>-&gt; (1001, '2021-01-15', 1, 101, 1),</text:p>
      <text:p text:style-name="Preformatted_20_Text"><text:s text:c="4"/>-&gt; (1002, '2021-02-10', 2, 102, 2),</text:p>
      <text:p text:style-name="Preformatted_20_Text"><text:s text:c="4"/>-&gt; (1003, '2021-03-05', 3, 103, 3),</text:p>
      <text:p text:style-name="Preformatted_20_Text"><text:s text:c="4"/>-&gt; (1004, '2021-03-25', 4, 104, 2),</text:p>
      <text:p text:style-name="Preformatted_20_Text"><text:s text:c="4"/>-&gt; (1005, '2021-04-18', 5, 105, 5),</text:p>
      <text:p text:style-name="Preformatted_20_Text"><text:s text:c="4"/>-&gt; (1006, '2021-05-09', 6, 106, 1),</text:p>
      <text:p text:style-name="Preformatted_20_Text"><text:s text:c="4"/>-&gt; (1007, '2021-07-12', 7, 107, 1),</text:p>
      <text:p text:style-name="Preformatted_20_Text"><text:s text:c="4"/>-&gt; (1008, '2021-09-08', 8, 108, 2),</text:p>
      <text:p text:style-name="Preformatted_20_Text"><text:s text:c="4"/>-&gt; (1009, '2021-11-03', 9, 109, 1),</text:p>
      <text:p text:style-name="Preformatted_20_Text"><text:s text:c="4"/>-&gt; (1010, '2021-12-15', 10, 110, 1);</text:p>
      <text:p text:style-name="Preformatted_20_Text">Query OK, 10 rows affected (0.01 sec)</text:p>
      <text:p text:style-name="Preformatted_20_Text">Records: 10 <text:s/>Duplicates: 0 <text:s/>Warnings: 0</text:p>
      <text:p text:style-name="Preformatted_20_Text"/>
      <text:p text:style-name="Preformatted_20_Text">mysql&gt; CREATE VIEW view1 AS</text:p>
      <text:p text:style-name="Preformatted_20_Text"><text:s text:c="4"/>-&gt; SELECT SALE.bill_no AS "BILL NUMBER",SALE.bill_date AS "DATE PURCHASED",SALE.cust_id AS "CUSTOMER ID",SALE.item_id AS "ITEM ID",ITEM.price AS "PRICE",SALE.qty_sold AS "QUANTITY SOLD",SALE.qty_sold*ITEM.price AS "AMOUNT"</text:p>
      <text:p text:style-name="Preformatted_20_Text"><text:s text:c="4"/>-&gt; FROM ITEM,SALE WHERE SALE.item_id = ITEM.item_id;</text:p>
      <text:p text:style-name="Preformatted_20_Text">Query OK, 0 rows affected (0.04 sec)</text:p>
      <text:p text:style-name="Preformatted_20_Text"/>
      <text:p text:style-name="Preformatted_20_Text">mysql&gt; SELECT * FROM view1;</text:p>
      <text:p text:style-name="Preformatted_20_Text">+-------------+----------------+-------------+---------+-------+---------------+--------+</text:p>
      <text:p text:style-name="Preformatted_20_Text">| BILL NUMBER | DATE PURCHASED | CUSTOMER ID | ITEM ID | PRICE | QUANTITY SOLD | AMOUNT |</text:p>
      <text:p text:style-name="Preformatted_20_Text">+-------------+----------------+-------------+---------+-------+---------------+--------+</text:p>
      <text:p text:style-name="Preformatted_20_Text">| <text:s text:c="7"/>1001 | 2021-01-15 <text:s text:c="4"/>| <text:s text:c="10"/>1 | <text:s text:c="4"/>101 | 55000 | <text:s text:c="12"/>1 | <text:s/>55000 |</text:p>
      <text:p text:style-name="Preformatted_20_Text">| <text:s text:c="7"/>1002 | 2021-02-10 <text:s text:c="4"/>| <text:s text:c="10"/>2 | <text:s text:c="4"/>102 | 20000 | <text:s text:c="12"/>2 | <text:s/>40000 |</text:p>
      <text:p text:style-name="Preformatted_20_Text">| <text:s text:c="7"/>1003 | 2021-03-05 <text:s text:c="4"/>| <text:s text:c="10"/>3 | <text:s text:c="4"/>103 | <text:s/>2500 | <text:s text:c="12"/>3 | <text:s text:c="2"/>7500 |</text:p>
      <text:p text:style-name="Preformatted_20_Text">| <text:s text:c="7"/>1004 | 2021-03-25 <text:s text:c="4"/>| <text:s text:c="10"/>4 | <text:s text:c="4"/>104 | <text:s/>1200 | <text:s text:c="12"/>2 | <text:s text:c="2"/>2400 |</text:p>
      <text:p text:style-name="Preformatted_20_Text">| <text:s text:c="7"/>1005 | 2021-04-18 <text:s text:c="4"/>| <text:s text:c="10"/>5 | <text:s text:c="4"/>105 | <text:s text:c="2"/>800 | <text:s text:c="12"/>5 | <text:s text:c="2"/>4000 |</text:p>
      <text:p text:style-name="Preformatted_20_Text">| <text:s text:c="7"/>1006 | 2021-05-09 <text:s text:c="4"/>| <text:s text:c="10"/>6 | <text:s text:c="4"/>106 | <text:s/>9000 | <text:s text:c="12"/>1 | <text:s text:c="2"/>9000 |</text:p>
      <text:p text:style-name="Preformatted_20_Text">| <text:s text:c="7"/>1007 | 2021-07-12 <text:s text:c="4"/>| <text:s text:c="10"/>7 | <text:s text:c="4"/>107 | 11000 | <text:s text:c="12"/>1 | <text:s/>11000 |</text:p>
      <text:p text:style-name="Preformatted_20_Text">| <text:s text:c="7"/>1008 | 2021-09-08 <text:s text:c="4"/>| <text:s text:c="10"/>8 | <text:s text:c="4"/>108 | <text:s/>7000 | <text:s text:c="12"/>2 | <text:s/>14000 |</text:p>
      <text:p text:style-name="Preformatted_20_Text">| <text:s text:c="7"/>1009 | 2021-11-03 <text:s text:c="4"/>| <text:s text:c="10"/>9 | <text:s text:c="4"/>109 | 25000 | <text:s text:c="12"/>1 | <text:s/>25000 |</text:p>
      <text:p text:style-name="Preformatted_20_Text">| <text:s text:c="7"/>1010 | 2021-12-15 <text:s text:c="4"/>| <text:s text:c="9"/>10 | <text:s text:c="4"/>110 | 30000 | <text:s text:c="12"/>1 | <text:s/>30000 |</text:p>
      <text:p text:style-name="Preformatted_20_Text">+-------------+----------------+-------------+---------+-------+---------------+--------+</text:p>
      <text:p text:style-name="Preformatted_20_Text">10 rows in set (0.00 sec)</text:p>
      <text:p text:style-name="Preformatted_20_Text"><text:soft-page-break/>mysql&gt; CREATE VIEW view2 AS SELECT * FROM SALE WHERE SALE.bill_date BETWEEN CURDATE()-7 AND CURDATE() ORDER BY SALE.bill_date DESC;</text:p>
      <text:p text:style-name="Preformatted_20_Text">Query OK, 0 rows affected (0.01 sec)</text:p>
      <text:p text:style-name="Preformatted_20_Text"/>
      <text:p text:style-name="Preformatted_20_Text">mysql&gt; SELECT * FROM view2;</text:p>
      <text:p text:style-name="Preformatted_20_Text">Empty set (0.00 sec)</text:p>
      <text:p text:style-name="Preformatted_20_Text"/>
      <text:p text:style-name="Preformatted_20_Text">mysql&gt; CREATE VIEW view4 AS</text:p>
      <text:p text:style-name="Preformatted_20_Text"><text:s text:c="4"/>-&gt; SELECT temp.item_name FROM (SELECT ITEM.item_name,SUM(ITEM.price*SALE.qty_sold) FROM ITEM,SALE WHERE ITEM.item_id = SALE.item_id GROUP BY ITEM.item_id) AS temp;</text:p>
      <text:p text:style-name="Preformatted_20_Text">Query OK, 0 rows affected (0.01 sec)</text:p>
      <text:p text:style-name="Preformatted_20_Text"/>
      <text:p text:style-name="Preformatted_20_Text">mysql&gt; SELECT * FROM view4;</text:p>
      <text:p text:style-name="Preformatted_20_Text">+-------------+</text:p>
      <text:p text:style-name="Preformatted_20_Text">| item_name <text:s text:c="2"/>|</text:p>
      <text:p text:style-name="Preformatted_20_Text">+-------------+</text:p>
      <text:p text:style-name="Preformatted_20_Text">| Laptop <text:s text:c="5"/>|</text:p>
      <text:p text:style-name="Preformatted_20_Text">| Mobile <text:s text:c="5"/>|</text:p>
      <text:p text:style-name="Preformatted_20_Text">| Headphones <text:s/>|</text:p>
      <text:p text:style-name="Preformatted_20_Text">| Keyboard <text:s text:c="3"/>|</text:p>
      <text:p text:style-name="Preformatted_20_Text">| Mouse <text:s text:c="6"/>|</text:p>
      <text:p text:style-name="Preformatted_20_Text">| Monitor <text:s text:c="4"/>|</text:p>
      <text:p text:style-name="Preformatted_20_Text">| Printer <text:s text:c="4"/>|</text:p>
      <text:p text:style-name="Preformatted_20_Text">| Smart Watch |</text:p>
      <text:p text:style-name="Preformatted_20_Text">| Tablet <text:s text:c="5"/>|</text:p>
      <text:p text:style-name="Preformatted_20_Text">| Camera <text:s text:c="5"/>|</text:p>
      <text:p text:style-name="Preformatted_20_Text">+-------------+</text:p>
      <text:p text:style-name="Preformatted_20_Text">10 rows in set (0.00 sec)</text:p>
      <text:p text:style-name="Preformatted_20_Text"/>
      <text:p text:style-name="Preformatted_20_Text">mysql&gt; CREATE VIEW view5 AS</text:p>
      <text:p text:style-name="Preformatted_20_Text"><text:s text:c="4"/>-&gt; SELECT</text:p>
      <text:p text:style-name="Preformatted_20_Text"><text:s text:c="4"/>-&gt; SUM(temp.purchases&lt;10000) AS SILVER,</text:p>
      <text:p text:style-name="Preformatted_20_Text"><text:s text:c="4"/>-&gt; SUM(temp.purchases BETWEEN 10000 AND 50000) AS GOLD,</text:p>
      <text:p text:style-name="Preformatted_20_Text"><text:s text:c="4"/>-&gt; SUM(temp.purchases &gt; 50000) AS PLATINUM</text:p>
      <text:p text:style-name="Preformatted_20_Text"><text:s text:c="4"/>-&gt; FROM(</text:p>
      <text:p text:style-name="Preformatted_20_Text"><text:s text:c="4"/>-&gt; SELECT c.cust_id,SUM(i.price*s.qty_sold) AS purchases</text:p>
      <text:p text:style-name="Preformatted_20_Text"><text:s text:c="4"/>-&gt; FROM CUSTOMER c</text:p>
      <text:p text:style-name="Preformatted_20_Text"><text:s text:c="4"/>-&gt; JOIN SALE s ON c.cust_id = s.cust_id</text:p>
      <text:p text:style-name="Preformatted_20_Text"><text:s text:c="4"/>-&gt; JOIN ITEM i ON s.item_id = i.item_id</text:p>
      <text:p text:style-name="Preformatted_20_Text"><text:s text:c="4"/>-&gt; WHERE YEAR(s.bill_date<text:span text:style-name="T2">)</text:span> = 2021</text:p>
      <text:p text:style-name="Preformatted_20_Text"><text:s text:c="4"/>-&gt; GROUP BY c.cust_id) as temp;</text:p>
      <text:p text:style-name="Preformatted_20_Text">Query OK, 0 rows affected (0.03 sec)</text:p>
      <text:p text:style-name="Preformatted_20_Text"/>
      <text:p text:style-name="Preformatted_20_Text">mysql&gt; SELECT * FROM view5;</text:p>
      <text:p text:style-name="Preformatted_20_Text">+--------+------+----------+</text:p>
      <text:p text:style-name="Preformatted_20_Text">| SILVER | GOLD | PLATINUM |</text:p>
      <text:p text:style-name="Preformatted_20_Text">+--------+------+----------+</text:p>
      <text:p text:style-name="Preformatted_20_Text">| <text:s text:c="5"/>4 | <text:s text:c="3"/>5 | <text:s text:c="7"/>1 |</text:p>
      <text:p text:style-name="Preformatted_20_Text">+--------+------+----------+</text:p>
      <text:p text:style-name="Preformatted_20_Text">1 row in set (0.01 sec)</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mysql&gt; SELECT t.cust_id FROM(</text:p>
      <text:p text:style-name="Preformatted_20_Text"><text:s text:c="4"/>-&gt; SELECT c.cust_id,SUM(i.price*s.qty_sold) AS purchases FROM CUSTOMER c</text:p>
      <text:p text:style-name="Preformatted_20_Text"><text:s text:c="4"/>-&gt; JOIN SALE s ON s.cust_id = c.cust_id</text:p>
      <text:p text:style-name="Preformatted_20_Text"><text:s text:c="4"/>-&gt; JOIN ITEM i ON i.item_id = s.item_id</text:p>
      <text:p text:style-name="Preformatted_20_Text"><text:s text:c="4"/>-&gt; WHERE YEAR(s.bill_date) = 2021</text:p>
      <text:p text:style-name="Preformatted_20_Text"><text:s text:c="4"/>-&gt; GROUP BY c.cust_id<text:span text:style-name="T3">)</text:span> AS t ORDER BY purchases DESC LIMIT 5;</text:p>
      <text:p text:style-name="Preformatted_20_Text">+---------+</text:p>
      <text:p text:style-name="Preformatted_20_Text">| cust_id |</text:p>
      <text:p text:style-name="Preformatted_20_Text">+---------+</text:p>
      <text:p text:style-name="Preformatted_20_Text">| <text:s text:c="6"/>1 |</text:p>
      <text:p text:style-name="Preformatted_20_Text">| <text:s text:c="6"/>2 |</text:p>
      <text:p text:style-name="Preformatted_20_Text">| <text:s text:c="5"/>10 |</text:p>
      <text:p text:style-name="Preformatted_20_Text">| <text:s text:c="6"/>9 |</text:p>
      <text:p text:style-name="Preformatted_20_Text">| <text:s text:c="6"/>8 |</text:p>
      <text:p text:style-name="Preformatted_20_Text">+---------+</text:p>
      <text:p text:style-name="Preformatted_20_Text">5 rows in set (0.00 sec)</text:p>
      <text:p text:style-name="Preformatted_20_Text"/>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4T23:26:46.292486009</meta:creation-date>
    <dc:date>2025-11-05T01:01:43.199094090</dc:date>
    <meta:editing-duration>P0D</meta:editing-duration>
    <meta:editing-cycles>1</meta:editing-cycles>
    <meta:document-statistic meta:table-count="0" meta:image-count="0" meta:object-count="0" meta:page-count="5" meta:paragraph-count="217" meta:word-count="1828" meta:character-count="11266" meta:non-whitespace-character-count="8226"/>
    <meta:generator>LibreOffice/24.2.7.2$Linux_X86_64 LibreOffice_project/420$Build-2</meta:generator>
  </office:meta>
</office:document-meta>
</file>